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a93" officeooo:paragraph-rsid="00091a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udhary shaab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23:17:29.162494780</meta:creation-date>
    <dc:date>2022-01-27T23:18:28.632279433</dc:date>
    <meta:editing-duration>PT59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6.4.7.2$Linux_X86_64 LibreOffice_project/40$Build-2</meta:generator>
  </office:meta>
</office:document-meta>
</file>